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9B7000001928D4B6AB10C9C0927.png" manifest:media-type="image/png"/>
  <manifest:file-entry manifest:full-path="Pictures/10000000000003E4000002A5F0888AF65C0C248A.jpg" manifest:media-type="image/jpeg"/>
  <manifest:file-entry manifest:full-path="Pictures/10000201000009AB000001941421B484A8012CE2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53cm" svg:stroke-color="#ffc000" draw:stroke-linejoin="round" draw:fill="solid" draw:fill-color="#ffffcc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standard">
      <style:graphic-properties draw:stroke="solid" svg:stroke-width="0.071cm" svg:stroke-color="#7e2521" draw:stroke-linejoin="round" draw:fill="solid" draw:fill-color="#d97470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4" style:family="graphic" style:parent-style-name="standard">
      <style:graphic-properties draw:stroke="solid" svg:stroke-width="0.106cm" svg:stroke-color="#000000" draw:marker-start="msArrowEnd_20_5" draw:marker-start-width="0.318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71cm" svg:stroke-color="#480235" draw:stroke-linejoin="round" draw:fill="solid" draw:fill-color="#fa2ab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71cm" svg:stroke-color="#000000" draw:marker-start="msArrowEnd_20_5" draw:marker-start-width="0.213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71cm" svg:stroke-color="#003d49" draw:stroke-linejoin="round" draw:fill="solid" draw:fill-color="#23db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53cm" svg:stroke-color="#4a3009" draw:stroke-linejoin="round" draw:fill="solid" draw:fill-color="#e8a647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53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71cm" svg:stroke-color="#1f407a" draw:stroke-linejoin="miter" draw:fill="solid" draw:fill-color="#0069b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3" style:family="graphic" style:parent-style-name="standard">
      <style:graphic-properties draw:stroke="solid" svg:stroke-width="0.053cm" svg:stroke-color="#000000" draw:marker-start="msArrowEnd_20_5" draw:marker-start-width="0.21cm" draw:marker-start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1cm" svg:stroke-color="#7e2521" draw:stroke-linejoin="miter" draw:fill="solid" draw:fill-color="#e6a29f" draw:textarea-vertical-align="middle" draw:auto-grow-height="false" draw:fit-to-size="false" style:shrink-to-fit="false" fo:min-height="0cm" fo:min-width="0cm" fo:padding-top="0.046cm" fo:padding-bottom="0.046cm" fo:padding-left="0.093cm" fo:padding-right="0.093cm" fo:wrap-option="wrap"/>
    </style:style>
    <style:style style:name="gr15" style:family="graphic" style:parent-style-name="standard">
      <style:graphic-properties draw:stroke="solid" svg:stroke-width="0.071cm" svg:stroke-color="#1d2d07" draw:stroke-linejoin="miter" draw:fill="solid" draw:fill-color="#94df2a" draw:textarea-vertical-align="middle" draw:auto-grow-height="false" draw:fit-to-size="false" style:shrink-to-fit="false" fo:min-height="0cm" fo:min-width="0cm" fo:padding-top="0.08cm" fo:padding-bottom="0.08cm" fo:padding-left="0.16cm" fo:padding-right="0.16cm" fo:wrap-option="wrap"/>
    </style:style>
    <style:style style:name="gr16" style:family="graphic" style:parent-style-name="standard">
      <style:graphic-properties draw:stroke="solid" svg:stroke-width="0.071cm" svg:stroke-color="#004e87" draw:stroke-linejoin="miter" draw:fill="solid" draw:fill-color="#39acf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7" style:family="graphic" style:parent-style-name="standard">
      <style:graphic-properties draw:stroke="solid" svg:stroke-width="0.071cm" svg:stroke-color="#004e87" draw:stroke-linejoin="miter" draw:fill="solid" draw:fill-color="#39acf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8" style:family="graphic" style:parent-style-name="standard">
      <style:graphic-properties draw:stroke="solid" svg:stroke-width="0.071cm" svg:stroke-color="#004c83" draw:stroke-linejoin="round" draw:fill="solid" draw:fill-color="#0069b4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9" style:family="graphic" style:parent-style-name="standard">
      <style:graphic-properties draw:stroke="solid" svg:stroke-width="0.071cm" svg:stroke-color="#7f7f7f" draw:stroke-linejoin="round" draw:fill="solid" draw:fill-color="#d8d8d8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solid" svg:stroke-width="0.079cm" svg:stroke-color="#004e87" draw:stroke-linejoin="miter" draw:fill="solid" draw:fill-color="#39acf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dash" draw:stroke-dash="Dashed_20__28_var_29__20_4" svg:stroke-width="0.053cm" svg:stroke-color="#00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dash" draw:stroke-dash="Dashed_20__28_var_29__20_4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4a3009" draw:stroke-linejoin="round" draw:fill="solid" draw:fill-color="#6f480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4" style:family="graphic" style:parent-style-name="standard">
      <style:graphic-properties draw:stroke="solid" svg:stroke-width="0.071cm" svg:stroke-color="#00b050" draw:stroke-linejoin="miter" draw:fill="solid" draw:fill-color="#92d050" draw:textarea-vertical-align="middle" draw:auto-grow-height="false" draw:fit-to-size="false" style:shrink-to-fit="false" fo:min-height="0cm" fo:min-width="0cm" fo:padding-top="0.08cm" fo:padding-bottom="0.08cm" fo:padding-left="0.16cm" fo:padding-right="0.16cm" fo:wrap-option="wrap"/>
    </style:style>
    <style:style style:name="gr25" style:family="graphic" style:parent-style-name="standard">
      <style:graphic-properties draw:stroke="solid" svg:stroke-width="0.071cm" svg:stroke-color="#7e2521" draw:stroke-linejoin="round" draw:fill="solid" draw:fill-color="#e6a29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cm" fo:wrap-option="wrap"/>
    </style:style>
    <style:style style:name="pr2" style:family="presentation" style:parent-style-name="Title_20_Slide-subtitle" style:list-style-name="L10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cm" fo:wrap-option="wrap"/>
    </style:style>
    <style:style style:name="pr3" style:family="presentation" style:parent-style-name="Title_20_Slide-outline1">
      <style:graphic-properties draw:stroke="none" svg:stroke-width="0cm" draw:fill="none" draw:textarea-vertical-align="top" draw:auto-grow-height="false" draw:fit-to-size="shrink-to-fit" style:shrink-to-fit="true" fo:min-height="10.798cm" fo:padding-top="0.127cm" fo:padding-bottom="0.127cm" fo:padding-left="0.254cm" fo:padding-right="0cm" fo:wrap-option="wrap"/>
    </style:style>
    <style:style style:name="pr4" style:family="presentation" style:parent-style-name="Title_20_Slide-outline1" style:list-style-name="L11">
      <style:graphic-properties draw:stroke="none" svg:stroke-width="0cm" draw:fill="none" draw:textarea-vertical-align="middle" draw:auto-grow-height="false" draw:fit-to-size="false" style:shrink-to-fit="false" fo:min-height="10.798cm" fo:padding-top="0cm" fo:padding-bottom="0cm" fo:padding-left="0cm" fo:padding-right="0cm" fo:wrap-option="wrap"/>
    </style:style>
    <style:style style:name="pr5" style:family="presentation" style:parent-style-name="Title_20_Slide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STandard_20_Tex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7" style:family="presentation" style:parent-style-name="STandard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8" style:family="presentation" style:parent-style-name="STandard_20_Tex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STandard_20_Tex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STandard_20_Text-notes" style:list-style-name="L12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STandard_20_Tex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3" style:family="paragraph">
      <loext:graphic-properties draw:fill="none" draw:fill-color="#ffffff"/>
      <style:paragraph-properties fo:margin-left="1.27cm" fo:margin-right="0cm" fo:margin-top="0.198cm" fo:margin-bottom="0cm" fo:line-height="100%" fo:text-align="start" fo:text-indent="-1.198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style:style style:name="P4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169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7" style:family="paragraph">
      <loext:graphic-properties draw:fill="none"/>
      <style:paragraph-properties fo:margin-left="1.27cm" fo:margin-right="0cm" fo:margin-top="0cm" fo:margin-bottom="0cm" fo:line-height="100%" fo:text-align="end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P8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4" style:family="paragraph">
      <loext:graphic-properties draw:fill="solid" draw:fill-color="#ffffcc"/>
      <style:paragraph-properties fo:text-align="start" style:font-independent-line-spacing="true"/>
      <style:text-properties fo:font-size="14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solid" draw:fill-color="#d97470"/>
      <style:paragraph-properties fo:text-align="start" style:font-independent-line-spacing="true"/>
      <style:text-properties fo:font-size="14pt"/>
    </style:style>
    <style:style style:name="P17" style:family="paragraph">
      <loext:graphic-properties draw:fill="none"/>
      <style:paragraph-properties fo:text-align="start"/>
      <style:text-properties fo:font-size="18pt"/>
    </style:style>
    <style:style style:name="P18" style:family="paragraph">
      <loext:graphic-properties draw:fill="solid" draw:fill-color="#fa2abf"/>
      <style:paragraph-properties fo:text-align="start" style:font-independent-line-spacing="true"/>
      <style:text-properties fo:font-size="14pt"/>
    </style:style>
    <style:style style:name="P19" style:family="paragraph">
      <loext:graphic-properties draw:fill="solid" draw:fill-color="#23dbff"/>
      <style:paragraph-properties fo:text-align="start" style:font-independent-line-spacing="true"/>
      <style:text-properties fo:font-size="14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1" style:family="paragraph">
      <loext:graphic-properties draw:fill="solid" draw:fill-color="#e8a647"/>
      <style:paragraph-properties fo:text-align="start" style:font-independent-line-spacing="true"/>
      <style:text-properties fo:font-size="14pt"/>
    </style:style>
    <style:style style:name="P22" style:family="paragraph">
      <loext:graphic-properties draw:fill="solid" draw:fill-color="#0069b4"/>
      <style:paragraph-properties fo:text-align="start" style:font-independent-line-spacing="true"/>
      <style:text-properties fo:font-size="14pt"/>
    </style:style>
    <style:style style:name="P23" style:family="paragraph">
      <loext:graphic-properties draw:fill="solid" draw:fill-color="#e6a29f"/>
      <style:paragraph-properties fo:text-align="start" style:font-independent-line-spacing="true"/>
      <style:text-properties fo:font-size="14pt"/>
    </style:style>
    <style:style style:name="P24" style:family="paragraph">
      <loext:graphic-properties draw:fill="solid" draw:fill-color="#94df2a"/>
      <style:paragraph-properties fo:text-align="start" style:font-independent-line-spacing="true"/>
      <style:text-properties fo:font-size="14pt"/>
    </style:style>
    <style:style style:name="P25" style:family="paragraph">
      <loext:graphic-properties draw:fill="solid" draw:fill-color="#39acfe"/>
      <style:paragraph-properties fo:text-align="start" style:font-independent-line-spacing="true"/>
      <style:text-properties fo:font-size="14pt"/>
    </style:style>
    <style:style style:name="P26" style:family="paragraph">
      <loext:graphic-properties draw:fill="solid" draw:fill-color="#d8d8d8"/>
      <style:paragraph-properties fo:text-align="start" style:font-independent-line-spacing="true"/>
      <style:text-properties fo:font-size="14pt"/>
    </style:style>
    <style:style style:name="P27" style:family="paragraph">
      <loext:graphic-properties draw:fill="solid" draw:fill-color="#6f480e"/>
      <style:paragraph-properties fo:text-align="start" style:font-independent-line-spacing="true"/>
      <style:text-properties fo:font-size="14pt"/>
    </style:style>
    <style:style style:name="P28" style:family="paragraph">
      <loext:graphic-properties draw:fill="solid" draw:fill-color="#92d050"/>
      <style:paragraph-properties fo:text-align="start" style:font-independent-line-spacing="true"/>
      <style:text-properties fo:font-size="14pt"/>
    </style:style>
    <style:style style:name="P2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30" style:family="paragraph">
      <style:paragraph-properties fo:margin-left="0cm" fo:margin-right="0cm" fo:margin-top="0.198cm" fo:margin-bottom="0cm" fo:line-height="100%" fo:text-align="start" fo:text-indent="0cm" style:writing-mode="lr-tb"/>
    </style:style>
    <style:style style:name="P31" style:family="paragraph">
      <style:paragraph-properties fo:margin-left="1cm" fo:margin-right="0cm" fo:margin-top="0.198cm" fo:margin-bottom="0cm" fo:line-height="100%" fo:text-align="start" fo:text-indent="-0.505cm" style:writing-mode="lr-tb">
        <style:tab-stops>
          <style:tab-stop style:position="0cm"/>
        </style:tab-stops>
      </style:paragraph-properties>
    </style:style>
    <style:style style:name="P32" style:family="paragraph">
      <style:paragraph-properties fo:margin-left="0cm" fo:margin-right="0cm" fo:margin-top="0.198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34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" fo:font-size="40pt" fo:letter-spacing="normal" fo:font-style="normal" style:text-underline-style="none" fo:font-weight="bold" style:font-name-asian="Calibri" style:font-size-asian="40pt" style:font-style-asian="normal" style:font-weight-asian="bold" style:font-name-complex="Calibri" style:font-size-complex="4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bold" style:font-name-asian="Calibri" style:font-size-asian="24pt" style:font-style-asian="normal" style:font-weight-asian="bold" style:font-name-complex="Calibri" style:font-size-complex="24pt" style:font-style-complex="normal" style:font-weight-complex="bold"/>
    </style:style>
    <style:style style:name="T3" style:family="text">
      <style:text-properties fo:font-variant="normal" fo:text-transform="none" fo:color="#1f407a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Calibri" style:font-size-asian="36pt" style:font-style-asian="normal" style:font-weight-asian="bold" style:font-name-complex="Calibri" style:font-size-complex="36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bold" style:font-name-asian="Calibri" style:font-size-asian="14pt" style:font-style-asian="normal" style:font-weight-asian="bold" style:font-name-complex="Calibri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font-style="normal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1pt" fo:letter-spacing="normal" fo:font-style="normal" style:text-underline-style="none" fo:font-weight="bold" style:font-name-asian="Calibri" style:font-size-asian="11pt" style:font-style-asian="normal" style:font-weight-asian="bold" style:font-name-complex="Calibri" style:font-size-complex="11pt" style:font-style-complex="normal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libri" fo:font-size="9pt" fo:letter-spacing="normal" fo:font-style="normal" style:text-underline-style="none" fo:font-weight="bold" style:font-name-asian="Calibri" style:font-size-asian="9pt" style:font-style-asian="normal" style:font-weight-asian="bold" style:font-name-complex="Calibri" style:font-size-complex="9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libri" fo:font-size="8pt" fo:letter-spacing="normal" fo:font-style="normal" style:text-underline-style="none" fo:font-weight="bold" style:font-name-asian="Calibri" style:font-size-asian="8pt" style:font-style-asian="normal" style:font-weight-asian="bold" style:font-name-complex="Calibri" style:font-size-complex="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font-style="normal" style:text-underline-style="none" fo:font-weight="bold" style:font-name-asian="Calibri" style:font-size-asian="10pt" style:font-style-asian="normal" style:font-weight-asian="bold" style:font-name-complex="Calibri" style:font-size-complex="10pt" style:font-style-complex="normal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" fo:font-size="8pt" fo:letter-spacing="normal" fo:font-style="italic" style:text-underline-style="none" fo:font-weight="bold" style:font-name-asian="Calibri" style:font-size-asian="8pt" style:font-style-asian="italic" style:font-weight-asian="bold" style:font-name-complex="Calibri" style:font-size-complex="8pt" style:font-style-complex="italic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Calibri" style:font-size-asian="28pt" style:font-style-asian="normal" style:font-weight-asian="bold" style:font-name-complex="Calibri" style:font-size-complex="28pt" style:font-style-complex="normal" style:font-weight-complex="bold"/>
    </style:style>
    <style:style style:name="T15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a8322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1f407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▪">
        <style:list-level-properties text:space-before="0.001cm" text:min-label-width="0.999cm"/>
        <style:text-properties fo:font-family="'Noto Sans Symbols'" fo:color="#a8322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999cm"/>
        <style:text-properties fo:color="#a8322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-0.6cm" text:min-label-width="0.6cm"/>
        <style:text-properties fo:color="#a8322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-0.9cm" text:min-label-width="0.9cm"/>
        <style:text-properties fo:color="#a8322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>
        <draw:frame draw:name="Google Shape;164;p24" presentation:style-name="pr1" draw:text-style-name="P2" draw:layer="layout" svg:width="29.35cm" svg:height="2.539cm" svg:x="2.54cm" svg:y="2.434cm" presentation:class="title" presentation:user-transformed="true">
          <draw:text-box>
            <text:p text:style-name="P1"><text:span text:style-name="T1">VLSI2: Block Diagrams</text:span></text:p>
          </draw:text-box>
        </draw:frame>
        <draw:frame draw:name="Google Shape;165;p24" presentation:style-name="pr2" draw:text-style-name="P3" draw:layer="layout" svg:width="29.35cm" svg:height="1.904cm" svg:x="2.54cm" svg:y="5.556cm" presentation:class="subtitle" presentation:placeholder="true" presentation:user-transformed="true">
          <draw:text-box/>
        </draw:frame>
        <draw:frame draw:name="Google Shape;166;p24" presentation:style-name="pr3" draw:text-style-name="P6" draw:layer="layout" svg:width="16.65cm" svg:height="5.661cm" svg:x="15.804cm" svg:y="10.725cm" presentation:class="outline" presentation:user-transformed="true">
          <draw:text-box>
            <text:p text:style-name="P4"><text:span text:style-name="T2">Luca Benini</text:span></text:p>
            <text:p text:style-name="P5"><text:span text:style-name="T2">Frank K. Gürkaynak</text:span></text:p>
          </draw:text-box>
        </draw:frame>
        <draw:frame draw:name="Google Shape;167;p24" presentation:style-name="pr4" draw:text-style-name="P7" draw:layer="layout" svg:width="14.988cm" svg:height="1.999cm" svg:x="17.467cm" svg:y="17.126cm" presentation:class="outline" presentation:placeholder="true" presentation:user-transformed="true">
          <draw:text-box/>
        </draw:frame>
        <presentation:notes draw:style-name="dp2">
          <draw:frame draw:name="Google Shape;161;p1:notes" presentation:style-name="pr5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62;p1:notes" draw:style-name="gr1" draw:layer="layout" svg:width="16.932cm" svg:height="9.524cm" svg:x="1.058cm" svg:y="1.905cm" draw:page-number="1" presentation:class="page"/>
        </presentation:notes>
      </draw:page>
      <draw:page draw:name="An apparently decent block diagram" draw:style-name="dp1" draw:master-page-name="STandard_20_Text">
        <draw:frame draw:name="Google Shape;172;p25" presentation:style-name="pr6" draw:text-style-name="P9" draw:layer="layout" svg:width="30.479cm" svg:height="1.96cm" svg:x="1.693cm" svg:y="0.763cm" presentation:class="title" presentation:user-transformed="true">
          <draw:text-box>
            <text:p text:style-name="P1"><text:span text:style-name="T3">An apparently decent block diagram</text:span></text:p>
          </draw:text-box>
        </draw:frame>
        <draw:frame draw:name="Google Shape;173;p25" presentation:style-name="pr7" draw:text-style-name="P11" draw:layer="layout" svg:width="18.934cm" svg:height="0.77cm" svg:x="9.199cm" svg:y="18.174cm" presentation:class="footer" presentation:user-transformed="true">
          <draw:text-box>
            <text:p text:style-name="P10"><text:span text:style-name="T4">VLSI 2: Block Diagrams</text:span></text:p>
          </draw:text-box>
        </draw:frame>
        <draw:frame draw:name="Google Shape;174;p25" presentation:style-name="pr7" draw:text-style-name="P13" draw:layer="layout" svg:width="2.704cm" svg:height="0.781cm" svg:x="29.468cm" svg:y="18.174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draw:custom-shape draw:name="Google Shape;175;p25" draw:style-name="gr2" draw:text-style-name="P14" draw:layer="layout" svg:width="18.202cm" svg:height="12.421cm" svg:x="7.612cm" svg:y="3.751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25" draw:style-name="gr3" draw:text-style-name="P16" draw:layer="layout" svg:width="2.962cm" svg:height="2.673cm" svg:x="8.326cm" svg:y="7.187cm">
          <text:p text:style-name="P15"><text:span text:style-name="T6">L2</text:span></text:p>
          <text:p text:style-name="P15"><text:span text:style-name="T6">MEM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7;p25" draw:style-name="gr4" draw:text-style-name="P17" draw:layer="layout" svg:width="0.872cm" svg:height="0.001cm" draw:transform="rotate (-3.14159265358979) translate (12.163cm 8.59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78;p25" draw:style-name="gr5" draw:text-style-name="P18" draw:layer="layout" svg:width="2.962cm" svg:height="1.135cm" svg:x="8.326cm" svg:y="11.379cm">
          <text:p text:style-name="P15"><text:span text:style-name="T7">PERIPHER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9;p25" draw:style-name="gr6" draw:text-style-name="P17" draw:layer="layout" svg:width="0.713cm" svg:height="0.01cm" draw:transform="rotate (-3.14159265358979) translate (8.324cm 11.95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0;p25" draw:style-name="gr7" draw:text-style-name="P19" draw:layer="layout" svg:width="0.827cm" svg:height="2.096cm" svg:x="12.163cm" svg:y="7.475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1;p25" draw:style-name="gr8" draw:text-style-name="P20" draw:layer="layout" svg:width="1.861cm" svg:height="0.762cm" draw:transform="rotate (1.5707963267949) translate (12.198cm 9.459cm)">
          <text:p text:style-name="P1"><text:span text:style-name="T7">BRID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2;p25" draw:style-name="gr7" draw:text-style-name="P19" draw:layer="layout" svg:width="0.827cm" svg:height="1.895cm" svg:x="12.163cm" svg:y="10.997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3;p25" draw:style-name="gr8" draw:text-style-name="P20" draw:layer="layout" svg:width="1.741cm" svg:height="0.72cm" draw:transform="rotate (1.5707963267949) translate (12.213cm 12.822cm)">
          <text:p text:style-name="P1"><text:span text:style-name="T8">BRID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4;p25" draw:style-name="gr4" draw:text-style-name="P17" draw:layer="layout" svg:width="0.872cm" svg:height="0.002cm" draw:transform="rotate (-3.14159265358979) translate (12.163cm 11.94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85;p25" draw:style-name="gr8" draw:text-style-name="P20" draw:layer="layout" svg:width="3.677cm" svg:height="2.623cm" svg:x="7.595cm" svg:y="3.833cm">
          <text:p text:style-name="P1"><text:span text:style-name="T6">SoC </text:span></text:p>
          <text:p text:style-name="P1"><text:span text:style-name="T6">VOLTAGE DOMAIN</text:span></text:p>
          <text:p text:style-name="P1"><text:span text:style-name="T6">(0.8V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6;p25" draw:style-name="gr9" draw:text-style-name="P21" draw:layer="layout" svg:width="11.491cm" svg:height="11.628cm" svg:x="13.768cm" svg:y="4.085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87;p25" draw:style-name="gr10" draw:text-style-name="P17" draw:layer="layout" svg:width="0.001cm" svg:height="0.617cm" draw:transform="rotate (-3.14159265358979) translate (19.417cm 12.65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8;p25" draw:style-name="gr10" draw:text-style-name="P17" draw:layer="layout" svg:width="0.001cm" svg:height="0.604cm" draw:transform="rotate (-3.14159265358979) translate (21.216cm 12.6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9;p25" draw:style-name="gr10" draw:text-style-name="P17" draw:layer="layout" svg:width="0.001cm" svg:height="0.657cm" draw:transform="rotate (-3.14159265358979) translate (24.1cm 12.69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0;p25" draw:style-name="gr10" draw:text-style-name="P17" draw:layer="layout" svg:width="0.001cm" svg:height="0.396cm" svg:x="18.98cm" svg:y="11.2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1;p25" draw:style-name="gr11" draw:text-style-name="P17" draw:layer="layout" svg:width="0.002cm" svg:height="1.168cm" draw:transform="rotate (-3.14159265358979) translate (19.659cm 11.71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2;p25" draw:style-name="gr11" draw:text-style-name="P17" draw:layer="layout" svg:width="0.704cm" svg:height="0.001cm" draw:transform="rotate (-3.14159265358979) translate (18.98cm 11.28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3;p25" draw:style-name="gr11" draw:text-style-name="P17" draw:layer="layout" svg:width="5.303cm" svg:height="0.001cm" svg:x="18.272cm" svg:y="10.89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94;p25" draw:style-name="gr10" draw:text-style-name="P17" draw:layer="layout" svg:width="0.001cm" svg:height="0.599cm" svg:x="20.699cm" svg:y="11.0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;p25" draw:style-name="gr11" draw:text-style-name="P17" draw:layer="layout" svg:width="0.001cm" svg:height="1.232cm" draw:transform="rotate (-3.14159265358979) translate (21.476cm 11.77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6;p25" draw:style-name="gr10" draw:text-style-name="P17" draw:layer="layout" svg:width="0.001cm" svg:height="0.85cm" svg:x="23.579cm" svg:y="10.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7;p25" draw:style-name="gr11" draw:text-style-name="P17" draw:layer="layout" svg:width="0.001cm" svg:height="1.168cm" draw:transform="rotate (-3.14159265358979) translate (24.356cm 11.68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8;p25" draw:style-name="gr11" draw:text-style-name="P17" draw:layer="layout" svg:width="2.424cm" svg:height="0.001cm" draw:transform="rotate (-3.14159265358979) translate (20.699cm 11.09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9;p25" draw:style-name="gr11" draw:text-style-name="P17" draw:layer="layout" svg:width="0.001cm" svg:height="0.846cm" draw:transform="rotate (-3.14159265358979) translate (19.544cm 9.63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0;p25" draw:style-name="gr11" draw:text-style-name="P17" draw:layer="layout" svg:width="0.001cm" svg:height="0.849cm" draw:transform="rotate (-3.14159265358979) translate (21.238cm 9.61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1;p25" draw:style-name="gr11" draw:text-style-name="P17" draw:layer="layout" svg:width="0.001cm" svg:height="0.846cm" draw:transform="rotate (-3.14159265358979) translate (24.201cm 9.61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2;p25" draw:style-name="gr12" draw:text-style-name="P22" draw:layer="layout" svg:width="6.481cm" svg:height="0.615cm" svg:x="18.627cm" svg:y="14.826cm">
          <text:p text:style-name="P15"><text:span text:style-name="T9">INSTRUCTION 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3;p25" draw:style-name="gr4" draw:text-style-name="P17" draw:layer="layout" svg:width="3.351cm" svg:height="0.001cm" svg:x="15.275cm" svg:y="15.1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4;p25" draw:style-name="gr11" draw:text-style-name="P17" draw:layer="layout" svg:width="0.013cm" svg:height="2.289cm" draw:transform="rotate (-3.14159265358979) translate (17.346cm 10.80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5;p25" draw:style-name="gr10" draw:text-style-name="P17" draw:layer="layout" svg:width="0.005cm" svg:height="0.904cm" svg:x="18.101cm" svg:y="8.5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6;p25" draw:style-name="gr11" draw:text-style-name="P17" draw:layer="layout" svg:width="0.471cm" svg:height="0.004cm" draw:transform="rotate (-3.14159265358979) translate (18.595cm 9.422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07;p25" draw:style-name="gr10" draw:text-style-name="P17" draw:layer="layout" svg:width="0.001cm" svg:height="1.179cm" svg:x="17.901cm" svg:y="8.4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8;p25" draw:style-name="gr11" draw:text-style-name="P17" draw:layer="layout" svg:width="0.717cm" svg:height="0.001cm" svg:x="17.901cm" svg:y="9.6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9;p25" draw:style-name="gr13" draw:text-style-name="P17" draw:layer="layout" svg:width="0.001cm" svg:height="0.921cm" draw:transform="rotate (-3.14159265358979) translate (20.001cm 14.7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0;p25" draw:style-name="gr13" draw:text-style-name="P17" draw:layer="layout" svg:width="0.001cm" svg:height="0.891cm" draw:transform="rotate (-3.14159265358979) translate (22.005cm 14.79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1;p25" draw:style-name="gr13" draw:text-style-name="P17" draw:layer="layout" svg:width="0.015cm" svg:height="0.902cm" draw:transform="rotate (-3.14159265358979) translate (24.889cm 14.80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2;p25" draw:style-name="gr14" draw:text-style-name="P23" draw:layer="layout" svg:width="1.208cm" svg:height="0.4cm" draw:transform="rotate (-1.5707963267949) translate (20.219cm 12.659cm)">
          <text:p text:style-name="P15"><text:span text:style-name="T10">I$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3;p25" draw:style-name="gr14" draw:text-style-name="P23" draw:layer="layout" svg:width="1.208cm" svg:height="0.4cm" draw:transform="rotate (-1.5707963267949) translate (22.225cm 12.659cm)">
          <text:p text:style-name="P15"><text:span text:style-name="T10">I$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4;p25" draw:style-name="gr14" draw:text-style-name="P23" draw:layer="layout" svg:width="1.207cm" svg:height="0.4cm" draw:transform="rotate (-1.5707963267949) translate (25.109cm 12.698cm)">
          <text:p text:style-name="P15"><text:span text:style-name="T10">I$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5;p25" draw:style-name="gr4" draw:text-style-name="P17" draw:layer="layout" svg:width="0.805cm" svg:height="0.001cm" draw:transform="rotate (-3.14159265358979) translate (16.081cm 9.99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6;p25" draw:style-name="gr15" draw:text-style-name="P24" draw:layer="layout" svg:width="1.198cm" svg:height="1.207cm" svg:x="18.618cm" svg:y="12.659cm">
          <text:p text:style-name="P15"><text:span text:style-name="T11">PE</text:span></text:p>
          <text:p text:style-name="P15"><text:span text:style-name="T11">#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25" draw:style-name="gr15" draw:text-style-name="P24" draw:layer="layout" svg:width="1.257cm" svg:height="1.207cm" svg:x="20.566cm" svg:y="12.659cm">
          <text:p text:style-name="P15"><text:span text:style-name="T11">PE</text:span></text:p>
          <text:p text:style-name="P15"><text:span text:style-name="T11">#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8;p25" draw:style-name="gr15" draw:text-style-name="P24" draw:layer="layout" svg:width="1.14cm" svg:height="1.207cm" svg:x="23.566cm" svg:y="12.698cm">
          <text:p text:style-name="P15"><text:span text:style-name="T11">PE</text:span></text:p>
          <text:p text:style-name="P15"><text:span text:style-name="T11">#N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9;p25" draw:style-name="gr4" draw:text-style-name="P17" draw:layer="layout" svg:width="0.849cm" svg:height="0.001cm" svg:x="15.232cm" svg:y="10.83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0;p25" draw:style-name="gr7" draw:text-style-name="P19" draw:layer="layout" svg:width="0.642cm" svg:height="2.046cm" svg:x="16.07cm" svg:y="9.578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1;p25" draw:style-name="gr8" draw:text-style-name="P20" draw:layer="layout" svg:width="1.949cm" svg:height="0.678cm" draw:transform="rotate (1.5707963267949) translate (16.064cm 11.522cm)">
          <text:p text:style-name="P1"><text:span text:style-name="T11">BRIDG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2;p25" draw:style-name="gr8" draw:text-style-name="P20" draw:layer="layout" svg:width="3.977cm" svg:height="2.623cm" svg:x="13.733cm" svg:y="4.12cm">
          <text:p text:style-name="P1"><text:span text:style-name="T6">CLUSTER VOLTAGE</text:span></text:p>
          <text:p text:style-name="P1"><text:span text:style-name="T6">DOMAIN</text:span></text:p>
          <text:p text:style-name="P1"><text:span text:style-name="T6">(0.5V-0.8V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3;p25" draw:style-name="gr11" draw:text-style-name="P17" draw:layer="layout" svg:width="0.445cm" svg:height="0.001cm" draw:transform="rotate (-3.14159265358979) translate (17.216cm 12.88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4;p25" draw:style-name="gr11" draw:text-style-name="P17" draw:layer="layout" svg:width="1.905cm" svg:height="0.001cm" svg:x="16.713cm" svg:y="9.9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5;p25" draw:style-name="gr11" draw:text-style-name="P17" draw:layer="layout" svg:width="1.913cm" svg:height="0.001cm" svg:x="16.713cm" svg:y="10.2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6;p25" draw:style-name="gr16" draw:text-style-name="P25" draw:layer="layout" svg:width="6.278cm" svg:height="1.32cm" svg:x="18.618cm" svg:y="9.2cm">
          <text:p text:style-name="P15"><text:span text:style-name="T8">LOW LATENCY INTERCONN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7;p25" draw:style-name="gr17" draw:text-style-name="P25" draw:layer="layout" svg:width="1.6cm" svg:height="0.347cm" svg:x="18.618cm" svg:y="11.707cm">
          <text:p text:style-name="P15"/>
          <draw:enhanced-geometry draw:mirror-horizontal="false" draw:mirror-vertical="false" drawooo:sub-view-size="21600 21600" draw:text-areas="0 0 ?f0 ?f1" svg:viewBox="0 0 0 0" draw:type="ooxml-non-primitive" draw:enhanced-path="M 0 0 L 5400 21600 16200 21600 21600 0 0 0 Z N">
            <draw:equation draw:name="f0" draw:formula="logwidth"/>
            <draw:equation draw:name="f1" draw:formula="logheight"/>
          </draw:enhanced-geometry>
        </draw:custom-shape>
        <draw:custom-shape draw:name="Google Shape;228;p25" draw:style-name="gr17" draw:text-style-name="P25" draw:layer="layout" svg:width="1.6cm" svg:height="0.347cm" svg:x="20.418cm" svg:y="11.707cm">
          <text:p text:style-name="P15"/>
          <draw:enhanced-geometry draw:mirror-horizontal="false" draw:mirror-vertical="false" drawooo:sub-view-size="21600 21600" draw:text-areas="0 0 ?f0 ?f1" svg:viewBox="0 0 0 0" draw:type="ooxml-non-primitive" draw:enhanced-path="M 0 0 L 5400 21600 16200 21600 21600 0 0 0 Z N">
            <draw:equation draw:name="f0" draw:formula="logwidth"/>
            <draw:equation draw:name="f1" draw:formula="logheight"/>
          </draw:enhanced-geometry>
        </draw:custom-shape>
        <draw:custom-shape draw:name="Google Shape;229;p25" draw:style-name="gr17" draw:text-style-name="P25" draw:layer="layout" svg:width="1.6cm" svg:height="0.347cm" svg:x="23.156cm" svg:y="11.689cm">
          <text:p text:style-name="P15"/>
          <draw:enhanced-geometry draw:mirror-horizontal="false" draw:mirror-vertical="false" drawooo:sub-view-size="21600 21600" draw:text-areas="0 0 ?f0 ?f1" svg:viewBox="0 0 0 0" draw:type="ooxml-non-primitive" draw:enhanced-path="M 0 0 L 5400 21600 16200 21600 21600 0 0 0 Z N">
            <draw:equation draw:name="f0" draw:formula="logwidth"/>
            <draw:equation draw:name="f1" draw:formula="logheight"/>
          </draw:enhanced-geometry>
        </draw:custom-shape>
        <draw:custom-shape draw:name="Google Shape;230;p25" draw:style-name="gr11" draw:text-style-name="P17" draw:layer="layout" svg:width="0.502cm" svg:height="0.001cm" svg:x="16.713cm" svg:y="8.2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1;p25" draw:style-name="gr4" draw:text-style-name="P17" draw:layer="layout" svg:width="1.77cm" svg:height="0.001cm" svg:x="15.232cm" svg:y="7.4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2;p25" draw:style-name="gr18" draw:text-style-name="P22" draw:layer="layout" svg:width="0.805cm" svg:height="8.706cm" svg:x="14.464cm" svg:y="6.77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25" draw:style-name="gr19" draw:text-style-name="P26" draw:layer="layout" svg:width="2.259cm" svg:height="1.733cm" svg:x="16.079cm" svg:y="6.733cm">
          <text:p text:style-name="P15"><text:span text:style-name="T6">DM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4;p25" draw:style-name="gr8" draw:text-style-name="P20" draw:layer="layout" svg:width="1.34cm" svg:height="1.44cm" svg:x="22.102cm" svg:y="6.161cm">
          <text:p text:style-name="P1"><text:span text:style-name="T12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5;p25" draw:style-name="gr8" draw:text-style-name="P20" draw:layer="layout" svg:width="1.34cm" svg:height="1.44cm" svg:x="22.242cm" svg:y="12.267cm">
          <text:p text:style-name="P1"><text:span text:style-name="T12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6;p25" draw:style-name="gr8" draw:text-style-name="P20" draw:layer="layout" svg:width="3.251cm" svg:height="0.847cm" draw:transform="rotate (1.5707963267949) translate (14.42cm 12.69cm)">
          <text:p text:style-name="P1"><text:span text:style-name="T6">CLUSTER B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7;p25" draw:style-name="gr4" draw:text-style-name="P17" draw:layer="layout" svg:width="1.481cm" svg:height="0.001cm" svg:x="12.983cm" svg:y="8.59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8;p25" draw:style-name="gr4" draw:text-style-name="P17" draw:layer="layout" svg:width="1.481cm" svg:height="0.001cm" svg:x="13.027cm" svg:y="11.9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9;p25" draw:style-name="gr11" draw:text-style-name="P17" draw:layer="layout" svg:width="0.445cm" svg:height="0.001cm" draw:transform="rotate (-3.14159265358979) translate (17.16cm 10.99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0;p25" draw:style-name="gr11" draw:text-style-name="P17" draw:layer="layout" svg:width="0.502cm" svg:height="0.001cm" svg:x="16.713cm" svg:y="11.20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1;p25" draw:style-name="gr11" draw:text-style-name="P17" draw:layer="layout" svg:width="0.003cm" svg:height="2.289cm" draw:transform="rotate (-3.14159265358979) translate (17.649cm 10.801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242;p25" draw:style-name="gr20" draw:text-style-name="P25" draw:layer="layout" svg:width="2.689cm" svg:height="1.057cm" draw:transform="rotate (1.5707963267949) translate (17.216cm 13.528cm)">
          <text:p text:style-name="P15"><text:span text:style-name="T9">PERIPHERAL INTERCONN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3;p25" draw:style-name="gr21" draw:text-style-name="P17" draw:layer="layout" svg:width="0.584cm" svg:height="0.001cm" svg:x="16.418cm" svg:y="14.61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4;p25" draw:style-name="gr22" draw:text-style-name="P17" draw:layer="layout" svg:width="0.001cm" svg:height="0.527cm" svg:x="16.418cm" svg:y="14.0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5;p25" draw:style-name="gr19" draw:text-style-name="P26" draw:layer="layout" svg:width="2.13cm" svg:height="0.726cm" draw:transform="rotate (1.5707963267949) translate (16.043cm 14.154cm)">
          <text:p text:style-name="P15"><text:span text:style-name="T10">PERIPHERA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6;p25" draw:style-name="gr8" draw:text-style-name="P20" draw:layer="layout" svg:width="1.665cm" svg:height="0.593cm" svg:x="16.82cm" svg:y="14.252cm">
          <text:p text:style-name="P1"><text:span text:style-name="T13">to RMU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7;p25" draw:style-name="gr8" draw:text-style-name="P20" draw:layer="layout" svg:width="1.34cm" svg:height="1.44cm" svg:x="22.1cm" svg:y="4.977cm">
          <text:p text:style-name="P1"><text:span text:style-name="T12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8;p25" draw:style-name="gr11" draw:text-style-name="P17" draw:layer="layout" svg:width="0.001cm" svg:height="0.792cm" draw:transform="rotate (-3.14159265358979) translate (19.269cm 8.63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9;p25" draw:style-name="gr11" draw:text-style-name="P17" draw:layer="layout" svg:width="0.001cm" svg:height="0.792cm" draw:transform="rotate (-3.14159265358979) translate (21.04cm 8.6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25" draw:style-name="gr11" draw:text-style-name="P17" draw:layer="layout" svg:width="0.001cm" svg:height="0.792cm" draw:transform="rotate (-3.14159265358979) translate (23.991cm 8.6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1;p25" draw:style-name="gr21" draw:text-style-name="P17" draw:layer="layout" svg:width="0.584cm" svg:height="0.001cm" svg:x="18.487cm" svg:y="8.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2;p25" draw:style-name="gr21" draw:text-style-name="P17" draw:layer="layout" svg:width="0.584cm" svg:height="0.001cm" svg:x="20.219cm" svg:y="8.53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3;p25" draw:style-name="gr21" draw:text-style-name="P17" draw:layer="layout" svg:width="0.584cm" svg:height="0.001cm" svg:x="23.133cm" svg:y="8.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4;p25" draw:style-name="gr23" draw:text-style-name="P27" draw:layer="layout" svg:width="0.933cm" svg:height="0.452cm" svg:x="19.044cm" svg:y="8.299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5;p25" draw:style-name="gr23" draw:text-style-name="P27" draw:layer="layout" svg:width="0.933cm" svg:height="0.452cm" svg:x="20.82cm" svg:y="8.3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6;p25" draw:style-name="gr23" draw:text-style-name="P27" draw:layer="layout" svg:width="0.933cm" svg:height="0.473cm" svg:x="23.718cm" svg:y="8.3cm">
          <text:p text:style-name="P15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25" draw:style-name="gr8" draw:text-style-name="P20" draw:layer="layout" svg:width="1.158cm" svg:height="0.591cm" svg:x="20.729cm" svg:y="8.231cm">
          <text:p text:style-name="P1"><text:span text:style-name="T10">RM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25" draw:style-name="gr8" draw:text-style-name="P20" draw:layer="layout" svg:width="1.158cm" svg:height="0.591cm" svg:x="23.649cm" svg:y="8.242cm">
          <text:p text:style-name="P1"><text:span text:style-name="T10">RM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9;p25" draw:style-name="gr8" draw:text-style-name="P20" draw:layer="layout" svg:width="1.158cm" svg:height="0.591cm" svg:x="18.916cm" svg:y="8.242cm">
          <text:p text:style-name="P1"><text:span text:style-name="T10">RM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0;p25" draw:style-name="gr24" draw:text-style-name="P28" draw:layer="layout" svg:width="8.287cm" svg:height="2.137cm" svg:x="16.82cm" svg:y="4.395cm">
          <text:p text:style-name="P15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1;p25" draw:style-name="gr3" draw:text-style-name="P16" draw:layer="layout" svg:width="1.34cm" svg:height="1.041cm" svg:x="18.856cm" svg:y="5.292cm">
          <text:p text:style-name="P15"><text:span text:style-name="T10">SRAM</text:span></text:p>
          <text:p text:style-name="P15"><text:span text:style-name="T10">#0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25" draw:style-name="gr3" draw:text-style-name="P16" draw:layer="layout" svg:width="1.306cm" svg:height="1.033cm" svg:x="20.579cm" svg:y="5.292cm">
          <text:p text:style-name="P15"><text:span text:style-name="T10">SRAM</text:span></text:p>
          <text:p text:style-name="P15"><text:span text:style-name="T10"><text:s/></text:span><text:span text:style-name="T10">#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25" draw:style-name="gr3" draw:text-style-name="P16" draw:layer="layout" svg:width="1.306cm" svg:height="1.02cm" svg:x="23.609cm" svg:y="5.292cm">
          <text:p text:style-name="P15"><text:span text:style-name="T10">SRAM #M-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25" draw:style-name="gr11" draw:text-style-name="P17" draw:layer="layout" svg:width="0.006cm" svg:height="1.959cm" draw:transform="rotate (-3.14159265358979) translate (19.733cm 8.31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5;p25" draw:style-name="gr11" draw:text-style-name="P17" draw:layer="layout" svg:width="0.006cm" svg:height="1.959cm" draw:transform="rotate (-3.14159265358979) translate (21.504cm 8.326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6;p25" draw:style-name="gr11" draw:text-style-name="P17" draw:layer="layout" svg:width="0.006cm" svg:height="1.959cm" draw:transform="rotate (-3.14159265358979) translate (24.455cm 8.29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7;p25" draw:style-name="gr25" draw:text-style-name="P23" draw:layer="layout" svg:width="1.306cm" svg:height="1.031cm" svg:x="18.891cm" svg:y="6.777cm">
          <text:p text:style-name="P15"><text:span text:style-name="T10">SCM #0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8;p25" draw:style-name="gr25" draw:text-style-name="P23" draw:layer="layout" svg:width="1.306cm" svg:height="1.037cm" svg:x="23.585cm" svg:y="6.777cm">
          <text:p text:style-name="P15"><text:span text:style-name="T10">SCM #M-1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9;p25" draw:style-name="gr25" draw:text-style-name="P23" draw:layer="layout" svg:width="1.306cm" svg:height="1.031cm" svg:x="20.584cm" svg:y="6.777cm">
          <text:p text:style-name="P15"><text:span text:style-name="T10">SCM #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0;p25" draw:style-name="gr8" draw:text-style-name="P20" draw:layer="layout" svg:width="8.464cm" svg:height="0.847cm" svg:x="16.795cm" svg:y="4.344cm">
          <text:p text:style-name="P1"><text:span text:style-name="T6">SRAM VOLTAGE DOMAIN (0.5V – 0.8V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69;p2:notes" presentation:style-name="pr8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70;p2:notes" draw:style-name="gr1" draw:layer="layout" svg:width="16.932cm" svg:height="9.524cm" svg:x="1.058cm" svg:y="1.905cm" draw:page-number="2" presentation:class="page"/>
        </presentation:notes>
      </draw:page>
      <draw:page draw:name="Looks better…" draw:style-name="dp1" draw:master-page-name="STandard_20_Text">
        <draw:frame draw:name="Google Shape;276;p26" presentation:style-name="pr6" draw:text-style-name="P9" draw:layer="layout" svg:width="30.479cm" svg:height="1.96cm" svg:x="1.693cm" svg:y="0.763cm" presentation:class="title" presentation:user-transformed="true">
          <draw:text-box>
            <text:p text:style-name="P1"><text:span text:style-name="T3">Looks better…</text:span></text:p>
          </draw:text-box>
        </draw:frame>
        <draw:frame draw:name="Google Shape;277;p26" presentation:style-name="pr9" draw:text-style-name="P33" draw:layer="layout" svg:width="30.479cm" svg:height="13.797cm" svg:x="1.693cm" svg:y="3.126cm" presentation:class="outline" presentation:user-transformed="true">
          <draw:text-box>
            <text:list text:style-name="L7">
              <text:list-item>
                <text:p text:style-name="P29"><text:span text:style-name="T14">Different font types and sizes</text:span></text:p>
              </text:list-item>
              <text:list-item>
                <text:p text:style-name="P30"><text:span text:style-name="T14">Lack of alignment between blocks</text:span></text:p>
              </text:list-item>
              <text:list-item>
                <text:p text:style-name="P30"><text:span text:style-name="T14">Abuse of colors</text:span></text:p>
              </text:list-item>
              <text:list-item>
                <text:p text:style-name="P30"><text:span text:style-name="T14">Same function blocks have slight different sizes</text:span></text:p>
              </text:list-item>
              <text:list-item>
                <text:p text:style-name="P30"><text:span text:style-name="T14">Arrows don’t always run in 90 degrees</text:span></text:p>
              </text:list-item>
            </text:list>
            <text:p text:style-name="P31"><text:span text:style-name="T14"/></text:p>
            <text:list text:continue-numbering="true" text:style-name="L7">
              <text:list-item>
                <text:p text:style-name="P32"><text:span text:style-name="T14">Propose a better block diagram by editing the previous slide. Show your results to an assistant.</text:span></text:p>
              </text:list-item>
            </text:list>
            <text:p text:style-name="P31"><text:span text:style-name="T14"/></text:p>
          </draw:text-box>
        </draw:frame>
        <draw:frame draw:name="Google Shape;278;p26" presentation:style-name="pr7" draw:text-style-name="P11" draw:layer="layout" svg:width="18.934cm" svg:height="0.77cm" svg:x="9.199cm" svg:y="18.174cm" presentation:class="footer" presentation:user-transformed="true">
          <draw:text-box>
            <text:p text:style-name="P10"><text:span text:style-name="T4">VLSI 2: Block Diagrams</text:span></text:p>
          </draw:text-box>
        </draw:frame>
        <draw:frame draw:name="Google Shape;279;p26" presentation:style-name="pr7" draw:text-style-name="P13" draw:layer="layout" svg:width="2.704cm" svg:height="0.781cm" svg:x="29.468cm" svg:y="18.174cm" presentation:class="page-number" presentation:user-transformed="true">
          <draw:text-box>
            <text:p text:style-name="P12"><text:span text:style-name="T5"><text:page-number>&lt;number&gt;</text:page-number></text:span></text:p>
          </draw:text-box>
        </draw:frame>
        <presentation:notes draw:style-name="dp2">
          <draw:page-thumbnail draw:name="Google Shape;272;p3:notes" draw:style-name="gr1" draw:layer="layout" svg:width="16.932cm" svg:height="9.524cm" svg:x="1.058cm" svg:y="1.905cm" draw:page-number="3" presentation:class="page"/>
          <draw:frame draw:name="Google Shape;273;p3:notes" presentation:style-name="pr10" draw:text-style-name="P8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4;p3:notes" presentation:style-name="pr11" draw:text-style-name="P34" draw:layer="layout" svg:width="8.254cm" svg:height="1.269cm" svg:x="10.791cm" svg:y="24.126cm" presentation:class="page-number" presentation:user-transformed="true">
            <draw:text-box>
              <text:p text:style-name="P12"><text:span text:style-name="T1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Open Sans" svg:font-family="'Ope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53cm" draw:distance="0.15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Text-background" style:display-name="STandard Text-background" style:family="presentation">
      <style:graphic-properties draw:stroke="none" draw:fill="solid" draw:fill-color="#ffffff"/>
      <style:text-properties style:letter-kerning="true"/>
    </style:style>
    <style:style style:name="STandard_20_Text-backgroundobjects" style:display-name="STandar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Text-notes" style:display-name="STandar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Text-outline1" style:display-name="STandard Text-outline1" style:family="presentation">
      <style:graphic-properties draw:stroke="none" draw:fill="none" draw:auto-grow-height="false" draw:fit-to-size="shrink-to-fit" style:shrink-to-fit="true">
        <text:list-style style:name="STandard_20_Text-outline1" style:display-name="STandar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Tandard_20_Text-outline2" style:display-name="STandard Text-outline2" style:family="presentation" style:parent-style-name="STandard_20_Tex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20_Text-outline3" style:display-name="STandard Text-outline3" style:family="presentation" style:parent-style-name="STandard_20_Tex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20_Text-outline4" style:display-name="STandard Text-outline4" style:family="presentation" style:parent-style-name="STandard_20_Tex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Tandard_20_Text-outline5" style:display-name="STandard Text-outline5" style:family="presentation" style:parent-style-name="STandard_20_Text-outline4">
      <style:paragraph-properties fo:margin-top="0.1cm" fo:margin-bottom="0cm"/>
      <style:text-properties fo:font-size="20pt" style:font-size-asian="20pt" style:font-size-complex="20pt"/>
    </style:style>
    <style:style style:name="STandard_20_Text-outline6" style:display-name="STandard Text-outline6" style:family="presentation" style:parent-style-name="STandard_20_Text-outline5">
      <style:paragraph-properties fo:margin-top="0.1cm" fo:margin-bottom="0cm"/>
      <style:text-properties fo:font-size="20pt" style:font-size-asian="20pt" style:font-size-complex="20pt"/>
    </style:style>
    <style:style style:name="STandard_20_Text-outline7" style:display-name="STandard Text-outline7" style:family="presentation" style:parent-style-name="STandard_20_Text-outline6">
      <style:paragraph-properties fo:margin-top="0.1cm" fo:margin-bottom="0cm"/>
      <style:text-properties fo:font-size="20pt" style:font-size-asian="20pt" style:font-size-complex="20pt"/>
    </style:style>
    <style:style style:name="STandard_20_Text-outline8" style:display-name="STandard Text-outline8" style:family="presentation" style:parent-style-name="STandard_20_Text-outline7">
      <style:paragraph-properties fo:margin-top="0.1cm" fo:margin-bottom="0cm"/>
      <style:text-properties fo:font-size="20pt" style:font-size-asian="20pt" style:font-size-complex="20pt"/>
    </style:style>
    <style:style style:name="STandard_20_Text-outline9" style:display-name="STandard Text-outline9" style:family="presentation" style:parent-style-name="STandard_20_Text-outline8">
      <style:paragraph-properties fo:margin-top="0.1cm" fo:margin-bottom="0cm"/>
      <style:text-properties fo:font-size="20pt" style:font-size-asian="20pt" style:font-size-complex="20pt"/>
    </style:style>
    <style:style style:name="STandard_20_Text-subtitle" style:display-name="STandard Text-subtitle" style:family="presentation">
      <style:graphic-properties draw:stroke="none" draw:fill="none" draw:textarea-vertical-align="middle">
        <text:list-style style:name="STandard_20_Text-subtitle" style:display-name="STandar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Text-title" style:display-name="STandard Text-title" style:family="presentation">
      <style:graphic-properties draw:stroke="none" draw:fill="none" draw:textarea-vertical-align="middle">
        <text:list-style style:name="STandard_20_Text-title" style:display-name="STandar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66b3" draw:stroke-linejoin="round" draw:fill="solid" draw:fill-color="#1f407a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cm" draw:shadow-offset-y="0.064cm" draw:shadow-color="#000000" draw:shadow-opacity="35%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cm" fo:padding-right="0cm" fo:wrap-option="wrap"/>
    </style:style>
    <style:style style:name="Mgr7" style:family="graphic" style:parent-style-name="standard">
      <style:graphic-properties draw:stroke="solid" svg:stroke-width="0.071cm" svg:stroke-color="#1f407a" draw:stroke-linejoin="round" draw:fill="solid" draw:fill-color="#1f407a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8" style:family="graphic" style:parent-style-name="standard">
      <style:graphic-properties draw:stroke="solid" svg:stroke-width="0.071cm" svg:stroke-color="#a8322d" draw:stroke-linejoin="round" draw:fill="solid" draw:fill-color="#a8322d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STandard_20_Tex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4" style:family="presentation" style:parent-style-name="STandard_20_Text-backgroundobjects">
      <style:graphic-properties draw:stroke="none" draw:fill="none" draw:fill-color="#ffffff" draw:auto-grow-height="false" fo:min-height="1.27cm"/>
    </style:style>
    <style:style style:name="Mpr5" style:family="presentation" style:parent-style-name="STandard_20_Tex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f407a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MP9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0" style:family="paragraph">
      <loext:graphic-properties draw:fill="solid" draw:fill-color="#a8322d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1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name-asian="Calibri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Calibri" fo:font-size="12pt" fo:letter-spacing="normal" fo:font-style="normal" style:text-underline-style="none" fo:font-weight="normal" style:font-name-asian="Calibri" style:font-size-asian="12pt" style:font-style-asian="normal" style:font-weight-asian="normal" style:font-name-complex="Calibri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Google Shape;10;p1" draw:style-name="Mgr3" draw:text-style-name="MP5" draw:layer="backgroundobjects" svg:width="33.866cm" svg:height="1.123cm" svg:x="0cm" svg:y="17.88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1" draw:style-name="Mgr4" draw:text-style-name="MP6" draw:layer="backgroundobjects" svg:width="4.973cm" svg:height="0.81cm" svg:x="1.693cm" svg:y="17.995cm">
        <draw:image xlink:href="Pictures/10000201000009AB000001941421B484A8012CE2.png" xlink:type="simple" xlink:show="embed" xlink:actuate="onLoad">
          <text:p/>
        </draw:image>
      </draw:frame>
      <draw:frame draw:name="Google Shape;17;p2" draw:style-name="Mgr4" draw:text-style-name="MP6" draw:layer="backgroundobjects" svg:width="14.054cm" svg:height="9.552cm" svg:x="0.006cm" svg:y="9.502cm">
        <draw:image xlink:href="Pictures/10000000000003E4000002A5F0888AF65C0C248A.jpg" xlink:type="simple" xlink:show="embed" xlink:actuate="onLoad">
          <text:p/>
        </draw:image>
      </draw:frame>
      <draw:custom-shape draw:name="Google Shape;18;p2" draw:style-name="Mgr5" draw:text-style-name="MP7" draw:layer="backgroundobjects" svg:width="19.805cm" svg:height="1.757cm" svg:x="14.061cm" svg:y="17.32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9;p2" draw:style-name="Mgr6" draw:text-style-name="MP9" draw:layer="backgroundobjects" svg:width="11.184cm" svg:height="1.271cm" svg:x="21.322cm" svg:y="9.243cm">
        <text:p text:style-name="MP8"><text:span text:style-name="MT1">16 January 2025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2" draw:style-name="Mgr7" draw:text-style-name="MP5" draw:layer="backgroundobjects" svg:width="32.455cm" svg:height="2.327cm" svg:x="0.847cm" svg:y="0.42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2" draw:style-name="Mgr4" draw:text-style-name="MP6" draw:layer="backgroundobjects" svg:width="5.007cm" svg:height="0.809cm" svg:x="1.411cm" svg:y="0.754cm">
        <draw:image xlink:href="Pictures/10000201000009B7000001928D4B6AB10C9C0927.png" xlink:type="simple" xlink:show="embed" xlink:actuate="onLoad">
          <text:p/>
        </draw:image>
      </draw:frame>
      <draw:custom-shape draw:name="Google Shape;22;p2" draw:style-name="Mgr8" draw:text-style-name="MP10" draw:layer="backgroundobjects" svg:width="30.761cm" svg:height="3.386cm" svg:x="1.693cm" svg:y="2.11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3;p2" presentation:style-name="Title_20_Slide-title" draw:layer="backgroundobjects" svg:width="29.35cm" svg:height="2.539cm" svg:x="2.54cm" svg:y="2.434cm" presentation:class="title" presentation:placeholder="true" presentation:user-transformed="true">
        <draw:text-box/>
      </draw:frame>
      <draw:frame draw:name="Google Shape;25;p2" presentation:style-name="Title_20_Slide-outline1" draw:layer="backgroundobjects" svg:width="16.65cm" svg:height="5.661cm" svg:x="15.804cm" svg:y="10.725cm" presentation:class="outline" presentation:placeholder="true" presentation:user-transformed="true">
        <draw:text-box/>
      </draw:frame>
      <draw:frame draw:name="Google Shape;26;p2" presentation:style-name="Title_20_Slide-outline1" draw:layer="backgroundobjects" svg:width="14.988cm" svg:height="1.999cm" svg:x="17.467cm" svg:y="17.126cm" presentation:class="outline" presentation:placeholder="true" presentation:user-transformed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Tandard_20_Text" style:display-name="STandard Text" style:page-layout-name="PM1" draw:style-name="Mdp1">
      <draw:custom-shape draw:name="Google Shape;10;p1" draw:style-name="Mgr3" draw:text-style-name="MP5" draw:layer="backgroundobjects" svg:width="33.866cm" svg:height="1.123cm" svg:x="0cm" svg:y="17.886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5;p1" draw:style-name="Mgr4" draw:text-style-name="MP6" draw:layer="backgroundobjects" svg:width="4.973cm" svg:height="0.81cm" svg:x="1.693cm" svg:y="17.995cm">
        <draw:image xlink:href="Pictures/10000201000009AB000001941421B484A8012CE2.png" xlink:type="simple" xlink:show="embed" xlink:actuate="onLoad">
          <text:p/>
        </draw:image>
      </draw:frame>
      <draw:frame draw:name="Google Shape;28;p3" presentation:style-name="STandard_20_Text-title" draw:layer="backgroundobjects" svg:width="30.479cm" svg:height="1.96cm" svg:x="1.693cm" svg:y="0.763cm" presentation:class="title" presentation:placeholder="true" presentation:user-transformed="true">
        <draw:text-box/>
      </draw:frame>
      <draw:frame draw:name="Google Shape;29;p3" presentation:style-name="STandard_20_Text-outline1" draw:layer="backgroundobjects" svg:width="30.479cm" svg:height="13.797cm" svg:x="1.693cm" svg:y="3.126cm" presentation:class="outline" presentation:placeholder="true" presentation:user-transformed="true">
        <draw:text-box/>
      </draw:frame>
      <draw:frame draw:name="Google Shape;30;p3" presentation:style-name="Mpr3" draw:text-style-name="MP11" draw:layer="backgroundobjects" svg:width="18.934cm" svg:height="0.77cm" svg:x="9.199cm" svg:y="18.174cm" presentation:class="footer" presentation:user-transformed="true">
        <draw:text-box>
          <text:p/>
        </draw:text-box>
      </draw:frame>
      <draw:frame draw:name="Google Shape;31;p3" presentation:style-name="Mpr3" draw:text-style-name="MP13" draw:layer="backgroundobjects" svg:width="2.704cm" svg:height="0.781cm" svg:x="29.468cm" svg:y="18.174cm" presentation:class="page-number" presentation:user-transformed="true">
        <draw:text-box>
          <text:p text:style-name="MP12"><text:span text:style-name="MT2"><text:page-number>&lt;number&gt;</text:page-number></text:span></text:p>
        </draw:text-box>
      </draw:frame>
      <presentation:notes style:page-layout-name="PM2">
        <draw:page-thumbnail presentation:style-name="STandard_20_Text-title" draw:layer="backgroundobjects" svg:width="16.932cm" svg:height="9.524cm" svg:x="1.058cm" svg:y="1.93cm" presentation:class="page"/>
        <draw:frame presentation:style-name="STandard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153"/>
    <meta:generator>LibreOfficeDev/6.0.5.2$Linux_X86_64 LibreOffice_project/</meta:generator>
  </office:meta>
</office:document-meta>
</file>